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language="es" fo:country="ES"/>
    </style:style>
    <style:style style:name="T2" style:family="text">
      <style:text-properties fo:language="es" fo:country="ES" officeooo:rsid="0019e2ca"/>
    </style:style>
    <style:style style:name="T3" style:family="text">
      <style:text-properties fo:language="es" fo:country="ES" fo:font-weight="bold" officeooo:rsid="0019e2ca" style:font-weight-asian="bold" style:font-weight-complex="bold"/>
    </style:style>
    <style:style style:name="T4" style:family="text">
      <style:text-properties fo:font-variant="normal" fo:text-transform="none" fo:color="#212529"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l tema d'aquest últim debat del curs està relacionat amb els tràmits administratius i burocràtics que existeixen per crear una empresa a Espanya.</text:span><text:line-break/><text:line-break/><text:span text:style-name="T1">Heu de llegir els articles que teniu enllaçats a baix, reflexionar tenint en compte el que heu estudiat sobre els tràmits per crear una empresa al tema 6 i contestar a les preguntes següents:</text:span><text:line-break/><text:line-break/><text:span text:style-name="T1">Consideres que la burocràcia actual per crear una empresa a Espanya és excessiva? Com influeix en la productivitat? El fet de tenir tants tràmits obligatoris suposa més garanties a l'hora de crear empreses? Penses que els tràmits per crear una empresa pot influir en què molts emprenedors no materialitzen el seu projecte?</text:span><text:line-break/><text:line-break/><text:line-break/><text:a xlink:type="simple" xlink:href="https://www.eleconomista.es/economia/noticias/12464099/09/23/la-empresa-ve-a-la-burocracia-como-el-principal-enemigo-de-la-productividad.html" office:target-frame-name="_blank" xlink:show="new" text:style-name="Internet_20_link" text:visited-style-name="Visited_20_Internet_20_Link"><text:span text:style-name="T1">https://www.eleconomista.es/economia/noticias/12464099/09/23/la-empresa-ve-a-la-burocracia-como-el-principal-enemigo-de-la-productividad.html</text:span></text:a><text:line-break/><text:line-break/><text:a xlink:type="simple" xlink:href="https://nacidosparaserautonomos.elmundo.es/burocracia/espana-entre-los-paises-con-mas-burocracia-del-mundo" office:target-frame-name="_blank" xlink:show="new" text:style-name="Internet_20_link" text:visited-style-name="Visited_20_Internet_20_Link"><text:span text:style-name="T1">https://nacidosparaserautonomos.elmundo.es/burocracia/espana-entre-los-paises-con-mas-burocracia-del-mundo</text:span></text:a><text:line-break/><text:line-break/><text:a xlink:type="simple" xlink:href="https://www.larazon.es/economia/vuelva-usted-manana-burocracia-lastra-espana-retrasos-cuatro-anos_2023073164c700a41f1191000116247f.html" text:style-name="Internet_20_link" text:visited-style-name="Visited_20_Internet_20_Link">https://www.larazon.es/economia/vuelva-usted-manana-burocracia-lastra-espana-retrasos-cuatro-anos_2023073164c700a41f1191000116247f.html</text:a><text:span text:style-name="T1"><text:line-break/><text:line-break/><text:line-break/></text:span><text:span text:style-name="T3">RESPUESTA</text:span><text:span text:style-name="T2">:<text:line-break/><text:line-break/>La burocracia para crear una empresa en España genera opiniones enfrentadas. Algunos la ven como un laberinto sin salida, mientras que otros defienden que es una red de seguridad necesaria. Lo cierto es que España se encuentra entre los países con más trámites administrativos para poner en marcha un negocio, lo que puede convertirse en una auténtica prueba de paciencia.<text:line-break/><text:line-break/>¿Te imaginas tener una idea brillante y que antes de ejecutarla tengas que pasar por un sinfín de formularios, colas y certificados? La cantidad de pasos necesarios desde la obtención del NIF hasta la inscripción en el Registro Mercantil hace que el proceso sea lento y, en muchos casos, exasperante y molesto.<text:line-break/><text:line-break/>El impacto en la productividad es innegable. Mientras en otros países se puede montar una empresa en días, en España el proceso puede alargarse semanas o incluso meses. La interacción con distintos organismos públicos ralentiza la puesta en marcha del negocio, afectando directamente a la generación de empleo y riqueza. No es de extrañar que algunos emprendedores busquen opciones en países con regulaciones más ágiles.<text:line-break/><text:line-break/>No obstante, hay quienes defienden que estos trámites garantizan el cumplimiento normativo y previenen fraudes. Una regulación sólida protege a empresarios y consumidores, aunque esto no significa que el papeleo deba ser interminable. La clave está en encontrar un equilibrio entre control y agilidad.<text:line-break/><text:line-break/>En definitiva, simplificar y digitalizar los procesos ayudaría a fomentar el espíritu emprendedor y mejorar la competitividad del país. Porque si abrir un negocio en España es complicado, cerrarlo es una odisea. ¡Al final, algunos emprendedores terminan dedicándose a escribir novelas sobre su experiencia en vez de montar empresas! Por ello, sería recomendable una simplificación y digitalización de los procesos para fomentar el espíritu emprendedor y mejorar la competitividad del paí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8T20:26:27.309000000</dc:date>
    <meta:editing-duration>PT7M32S</meta:editing-duration>
    <meta:editing-cycles>2</meta:editing-cycles>
    <meta:generator>LibreOffice/7.2.2.2$Windows_X86_64 LibreOffice_project/02b2acce88a210515b4a5bb2e46cbfb63fe97d56</meta:generator>
    <meta:document-statistic meta:table-count="0" meta:image-count="0" meta:object-count="0" meta:page-count="1" meta:paragraph-count="1" meta:word-count="405" meta:character-count="2967" meta:non-whitespace-character-count="2550"/>
  </office:meta>
</office:document-meta>
</file>